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style:font-name="Cantarell" fo:language="pl" fo:country="PL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style:font-name="Cantarell" fo:language="pl" fo:country="PL"/>
    </style:style>
    <style:style style:name="P4" style:family="paragraph" style:parent-style-name="Text_20_body" style:list-style-name="L3">
      <style:paragraph-properties fo:margin-top="0cm" fo:margin-bottom="0cm" style:contextual-spacing="false"/>
      <style:text-properties style:font-name="Cantarell" fo:language="pl" fo:country="PL"/>
    </style:style>
    <style:style style:name="P5" style:family="paragraph" style:parent-style-name="Text_20_body" style:list-style-name="L4">
      <style:paragraph-properties fo:margin-top="0cm" fo:margin-bottom="0cm" style:contextual-spacing="false"/>
      <style:text-properties style:font-name="Cantarell" fo:language="pl" fo:country="PL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style:font-name="Cantarell" fo:language="pl" fo:country="PL"/>
    </style:style>
    <style:style style:name="P7" style:family="paragraph" style:parent-style-name="Text_20_body" style:list-style-name="L6">
      <style:paragraph-properties fo:margin-top="0cm" fo:margin-bottom="0cm" style:contextual-spacing="false"/>
      <style:text-properties style:font-name="Cantarell" fo:language="pl" fo:country="PL" officeooo:paragraph-rsid="00177a43"/>
    </style:style>
    <style:style style:name="P8" style:family="paragraph" style:parent-style-name="Text_20_body" style:list-style-name="L7">
      <style:paragraph-properties fo:margin-top="0cm" fo:margin-bottom="0cm" style:contextual-spacing="false"/>
      <style:text-properties style:font-name="Cantarell" fo:language="pl" fo:country="PL"/>
    </style:style>
    <style:style style:name="P9" style:family="paragraph" style:parent-style-name="Text_20_body" style:list-style-name="L8">
      <style:paragraph-properties fo:margin-top="0cm" fo:margin-bottom="0cm" style:contextual-spacing="false"/>
      <style:text-properties style:font-name="Cantarell" fo:language="pl" fo:country="PL"/>
    </style:style>
    <style:style style:name="P10" style:family="paragraph" style:parent-style-name="Text_20_body" style:list-style-name="L9">
      <style:paragraph-properties fo:margin-top="0cm" fo:margin-bottom="0cm" style:contextual-spacing="false"/>
      <style:text-properties style:font-name="Cantarell" fo:language="pl" fo:country="PL"/>
    </style:style>
    <style:style style:name="P11" style:family="paragraph" style:parent-style-name="Text_20_body" style:list-style-name="L10">
      <style:paragraph-properties fo:margin-top="0cm" fo:margin-bottom="0cm" style:contextual-spacing="false"/>
      <style:text-properties style:font-name="Cantarell" fo:language="pl" fo:country="PL"/>
    </style:style>
    <style:style style:name="P12" style:family="paragraph" style:parent-style-name="Text_20_body" style:list-style-name="L11">
      <style:paragraph-properties fo:margin-top="0cm" fo:margin-bottom="0cm" style:contextual-spacing="false"/>
      <style:text-properties style:font-name="Cantarell" fo:language="pl" fo:country="PL"/>
    </style:style>
    <style:style style:name="P13" style:family="paragraph" style:parent-style-name="Text_20_body" style:list-style-name="L12">
      <style:paragraph-properties fo:margin-top="0cm" fo:margin-bottom="0cm" style:contextual-spacing="false"/>
      <style:text-properties style:font-name="Cantarell" fo:language="pl" fo:country="PL"/>
    </style:style>
    <style:style style:name="P14" style:family="paragraph" style:parent-style-name="Text_20_body" style:list-style-name="L13">
      <style:paragraph-properties fo:margin-top="0cm" fo:margin-bottom="0cm" style:contextual-spacing="false"/>
      <style:text-properties style:font-name="Cantarell" fo:language="pl" fo:country="PL"/>
    </style:style>
    <style:style style:name="P15" style:family="paragraph" style:parent-style-name="Text_20_body" style:list-style-name="L14">
      <style:paragraph-properties fo:margin-top="0cm" fo:margin-bottom="0cm" style:contextual-spacing="false"/>
      <style:text-properties style:font-name="Cantarell" fo:language="pl" fo:country="PL"/>
    </style:style>
    <style:style style:name="P16" style:family="paragraph" style:parent-style-name="Text_20_body" style:list-style-name="L15">
      <style:paragraph-properties fo:margin-top="0cm" fo:margin-bottom="0cm" style:contextual-spacing="false"/>
      <style:text-properties style:font-name="Cantarell" fo:language="pl" fo:country="PL"/>
    </style:style>
    <style:style style:name="P17" style:family="paragraph" style:parent-style-name="Text_20_body" style:list-style-name="L16">
      <style:paragraph-properties fo:margin-top="0cm" fo:margin-bottom="0cm" style:contextual-spacing="false"/>
      <style:text-properties style:font-name="Cantarell" fo:language="pl" fo:country="PL"/>
    </style:style>
    <style:style style:name="P18" style:family="paragraph" style:parent-style-name="Text_20_body" style:list-style-name="L17">
      <style:paragraph-properties fo:margin-top="0cm" fo:margin-bottom="0cm" style:contextual-spacing="false"/>
      <style:text-properties style:font-name="Cantarell" fo:language="pl" fo:country="PL"/>
    </style:style>
    <style:style style:name="P19" style:family="paragraph" style:parent-style-name="Text_20_body" style:list-style-name="L18">
      <style:paragraph-properties fo:margin-top="0cm" fo:margin-bottom="0cm" style:contextual-spacing="false"/>
      <style:text-properties style:font-name="Cantarell" fo:language="pl" fo:country="PL"/>
    </style:style>
    <style:style style:name="P20" style:family="paragraph" style:parent-style-name="Text_20_body" style:list-style-name="L19">
      <style:paragraph-properties fo:margin-top="0cm" fo:margin-bottom="0cm" style:contextual-spacing="false"/>
      <style:text-properties style:font-name="Cantarell" fo:language="pl" fo:country="PL"/>
    </style:style>
    <style:style style:name="P21" style:family="paragraph" style:parent-style-name="Text_20_body" style:list-style-name="L20">
      <style:paragraph-properties fo:margin-top="0cm" fo:margin-bottom="0cm" style:contextual-spacing="false"/>
      <style:text-properties style:font-name="Cantarell" fo:language="pl" fo:country="PL"/>
    </style:style>
    <style:style style:name="P22" style:family="paragraph" style:parent-style-name="Text_20_body" style:list-style-name="L21">
      <style:paragraph-properties fo:margin-top="0cm" fo:margin-bottom="0cm" style:contextual-spacing="false"/>
      <style:text-properties style:font-name="Cantarell" fo:language="pl" fo:country="PL"/>
    </style:style>
    <style:style style:name="P23" style:family="paragraph" style:parent-style-name="Text_20_body" style:list-style-name="L22">
      <style:paragraph-properties fo:margin-top="0cm" fo:margin-bottom="0cm" style:contextual-spacing="false"/>
      <style:text-properties style:font-name="Cantarell" fo:language="pl" fo:country="PL"/>
    </style:style>
    <style:style style:name="P24" style:family="paragraph" style:parent-style-name="Text_20_body" style:list-style-name="L23">
      <style:paragraph-properties fo:margin-top="0cm" fo:margin-bottom="0cm" style:contextual-spacing="false"/>
      <style:text-properties style:font-name="Cantarell" fo:language="pl" fo:country="PL"/>
    </style:style>
    <style:style style:name="P25" style:family="paragraph" style:parent-style-name="Text_20_body" style:list-style-name="L24">
      <style:paragraph-properties fo:margin-top="0cm" fo:margin-bottom="0cm" style:contextual-spacing="false"/>
      <style:text-properties style:font-name="Cantarell" fo:language="pl" fo:country="P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7a4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8044906" text:style-name="L1">
        <text:list-item>
          <text:p text:style-name="P2">Surowce garbnikowe</text:p>
          <text:list text:style-name="L2">
            <text:list-item>
              <text:p text:style-name="P3">liść</text:p>
              <text:list text:style-name="L3">
                <text:list-item>
                  <text:p text:style-name="P4">dziurawca</text:p>
                </text:list-item>
                <text:list-item>
                  <text:p text:style-name="P4">poziomki</text:p>
                </text:list-item>
                <text:list-item>
                  <text:p text:style-name="P4">orzecha włoskiego</text:p>
                </text:list-item>
                <text:list-item>
                  <text:p text:style-name="P4">czarnej porzeczki</text:p>
                </text:list-item>
              </text:list>
            </text:list-item>
            <text:list-item>
              <text:p text:style-name="P3">kora dębu szypułkowego, liść herbaty, liść szałwii</text:p>
            </text:list-item>
            <text:list-item>
              <text:p text:style-name="P3">owoce:</text:p>
              <text:list text:style-name="L4">
                <text:list-item>
                  <text:p text:style-name="P5">winogron</text:p>
                </text:list-item>
                <text:list-item>
                  <text:p text:style-name="P5">borówki</text:p>
                </text:list-item>
              </text:list>
            </text:list-item>
          </text:list>
        </text:list-item>
        <text:list-item>
          <text:p text:style-name="P2">Co <text:span text:style-name="T2">to</text:span> jest surowiec roślinny</text:p>
          <text:list text:style-name="L5">
            <text:list-item>
              <text:p text:style-name="P6">część rośliny zielarskiej (jej organ), tkanka lub wydzielina, w której koncentracja substancji czynnych (np. olejków eterycznych jest największa</text:p>
            </text:list-item>
          </text:list>
        </text:list-item>
        <text:list-item>
          <text:p text:style-name="P2">Co to jest olejek eteryczny</text:p>
          <text:list text:style-name="L6">
            <text:list-item>
              <text:p text:style-name="P7">ciekła, lotna substancja zapachowa, znajdująca się najczęściej w specjalnych komórkach tkanki wydzielniczej roślin. Pod względem składu olejek jest mieszaniną rozmaitych związków chemicznych, jak ketony, aldehydy, alkohole, estry, laktony, terpeny, oraz innych związków organicznych </text:p>
            </text:list-item>
          </text:list>
        </text:list-item>
        <text:list-item>
          <text:p text:style-name="P2">Podaj zastosowanie olejku eterycznego w kosmetologii</text:p>
        </text:list-item>
        <text:list-item>
          <text:p text:style-name="P2">Jakie surowce mają olejki eteryczne</text:p>
          <text:list text:style-name="L7">
            <text:list-item>
              <text:p text:style-name="P8">Liść szałwii lekarskiej, bazylii, mięty pieprzowej</text:p>
            </text:list-item>
            <text:list-item>
              <text:p text:style-name="P8">Liść mięty zielonej</text:p>
            </text:list-item>
            <text:list-item>
              <text:p text:style-name="P8">Kwiaty lawendy i rumianku pospolitego</text:p>
            </text:list-item>
            <text:list-item>
              <text:p text:style-name="P8">Liście (lub kora) cynamonu</text:p>
            </text:list-item>
            <text:list-item>
              <text:p text:style-name="P8">Pąki (kwiatowe) goździkowca</text:p>
            </text:list-item>
          </text:list>
        </text:list-item>
        <text:list-item>
          <text:p text:style-name="P2">Wymień gatunki roślin olejowych</text:p>
          <text:list text:style-name="L8">
            <text:list-item>
              <text:p text:style-name="P9">linum usitatissinum - len zwyczajny</text:p>
            </text:list-item>
            <text:list-item>
              <text:p text:style-name="P9">vitis vinifera - winorośl właściwa</text:p>
            </text:list-item>
            <text:list-item>
              <text:p text:style-name="P9">helianthus annuus - słonecznik zwyczajny</text:p>
            </text:list-item>
            <text:list-item>
              <text:p text:style-name="P9">prunus amygdalus - migdałowiec pospolity</text:p>
            </text:list-item>
            <text:list-item>
              <text:p text:style-name="P9">olea europaea - oliwka europejska</text:p>
            </text:list-item>
          </text:list>
        </text:list-item>
        <text:list-item>
          <text:p text:style-name="P2">Ekstrakcja, co to, wymień typy, do czego służy</text:p>
          <text:list text:style-name="L9">
            <text:list-item>
              <text:p text:style-name="P10">wyodrębnianie składnika lub składników mieszanin metodą dyfuzji do cieczy lepiej rozpuszczających te związki chemiczne</text:p>
            </text:list-item>
            <text:list-item>
              <text:p text:style-name="P10">typy:</text:p>
              <text:list text:style-name="L10">
                <text:list-item>
                  <text:p text:style-name="P11">ciecz-ciecz</text:p>
                </text:list-item>
                <text:list-item>
                  <text:p text:style-name="P11">ciało stałe-ciecz</text:p>
                  <text:list text:style-name="L11">
                    <text:list-item>
                      <text:p text:style-name="P12">perkolacja</text:p>
                    </text:list-item>
                    <text:list-item>
                      <text:p text:style-name="P12">maceracja</text:p>
                    </text:list-item>
                    <text:list-item>
                      <text:p text:style-name="P12">otrzymywanie leków galenowych (napary, odwary, wyciągi, nalewki)</text:p>
                    </text:list-item>
                  </text:list>
                </text:list-item>
                <text:list-item>
                  <text:p text:style-name="P11">ciecz-ciało stałe</text:p>
                  <text:list text:style-name="L12">
                    <text:list-item>
                      <text:p text:style-name="P13">ługowanie</text:p>
                    </text:list-item>
                    <text:list-item>
                      <text:p text:style-name="P13">enfleu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Metody otrzymywania hydrolatu</text:p>
          <text:list text:style-name="L13">
            <text:list-item>
              <text:p text:style-name="P14">Napar – zalanie przepisowo rozdrobnionego surowca wrzącą wodą i zostawienie pod przykryciem na 15-20 minut. Przecedzić przez gazę lub sito</text:p>
              <text:list text:style-name="L14">
                <text:list-item>
                  <text:p text:style-name="P15">świeży surowiec trzymamy krócej a suszony dłużej</text:p>
                </text:list-item>
              </text:list>
            </text:list-item>
            <text:list-item>
              <text:p text:style-name="P14">Odwar – surowiec (zazwyczaj zawiera alkaloidy i saponiny) zalać zimną lub ciepła wodą, ogrzewać zależnie od surowca nie dłużej niż 45 min i w temp. nie większej niż 90˚C. Przecedzić przez sito lub gazę</text:p>
            </text:list-item>
            <text:list-item>
              <text:p text:style-name="P14"><text:soft-page-break/>Destylację z parą wodną – rozdzielenie substancji stałych od ciekłych poprzez odparowywanie i skroplenie składników. Powstaje wówczas woda, do której przeniknęły składniki aktywne (hydrolat) i olejek eteryczny</text:p>
            </text:list-item>
          </text:list>
        </text:list-item>
        <text:list-item>
          <text:p text:style-name="P2">Co to są peelingi kosmetyczne</text:p>
          <text:list text:style-name="L15">
            <text:list-item>
              <text:p text:style-name="P16">środki kosmetyczne służące do złuszczania naskórka</text:p>
            </text:list-item>
          </text:list>
        </text:list-item>
        <text:list-item>
          <text:p text:style-name="P2">Wymien rodzaje, podziel na głębokość działania</text:p>
          <text:list text:style-name="L16">
            <text:list-item>
              <text:p text:style-name="P17">rodzaje:</text:p>
              <text:list text:style-name="L17">
                <text:list-item>
                  <text:p text:style-name="P18">mechaniczny</text:p>
                </text:list-item>
                <text:list-item>
                  <text:p text:style-name="P18">chemiczny</text:p>
                </text:list-item>
                <text:list-item>
                  <text:p text:style-name="P18">fizyczny</text:p>
                </text:list-item>
              </text:list>
            </text:list-item>
            <text:list-item>
              <text:p text:style-name="P17">podział ze względu na głębokość działania:</text:p>
              <text:list text:style-name="L18">
                <text:list-item>
                  <text:p text:style-name="P19">bardzo powierzchowne - złuszczają warstwę rogową i jasną naskórka do warstwy ziarnistej</text:p>
                </text:list-item>
                <text:list-item>
                  <text:p text:style-name="P19">powierzchowne - złuszczają cały naskórek i warstwę brodawkowatą skóry właściwej</text:p>
                </text:list-item>
                <text:list-item>
                  <text:p text:style-name="P19">średniogłębokie - złuszczające do powierzchniowej warstwy siateczkowatej skóry właściwej</text:p>
                </text:list-item>
                <text:list-item>
                  <text:p text:style-name="P19">głębokie - złuszczają do środkowej warstwy siateczkowej skóry właściwej</text:p>
                </text:list-item>
              </text:list>
            </text:list-item>
          </text:list>
        </text:list-item>
        <text:list-item>
          <text:p text:style-name="P2">Co to hydrolaty kosmetyczne</text:p>
          <text:list text:style-name="L19">
            <text:list-item>
              <text:p text:style-name="P20">Hydrolat, znany również jako woda kwiatowa, otrzymywany jest z surowców roślinnych przez ekstrakcję lub jako produkt uboczny z produkcji olejków eterycznych, który posiada podobne właściwości, ale jest mniej skoncentrowany. Dzięki temu możemy go stosować bezpośrednio na (oczyszczoną) skórę, a regularne stosowanie poprawi jej wygląd i stan. Hydrolaty można stosować jako składnik maseczek, tonik czy odświeżająca mgiełka.</text:p>
            </text:list-item>
          </text:list>
        </text:list-item>
        <text:list-item>
          <text:p text:style-name="P2">Przykłady zastosowania toników z surowców zielarskich</text:p>
          <text:list text:style-name="L20">
            <text:list-item>
              <text:p text:style-name="P21">jako mgiełka do włosów chroniąca przed promieniowaniem UV</text:p>
            </text:list-item>
            <text:list-item>
              <text:p text:style-name="P21">jako tonik do skóry głowy</text:p>
            </text:list-item>
            <text:list-item>
              <text:p text:style-name="P21">jako tonik łagodzący po goleniu</text:p>
            </text:list-item>
            <text:list-item>
              <text:p text:style-name="P21">jako tonik do przywrócenia prawidłowego pH skóry po demakijażu</text:p>
            </text:list-item>
          </text:list>
        </text:list-item>
        <text:list-item>
          <text:p text:style-name="P2">Podaj możliwość zastosowania hydrolatu na bazie surowców garbnikowych</text:p>
          <text:list text:style-name="L21">
            <text:list-item>
              <text:p text:style-name="P22">hydrolat z liści szałwii – dla każdego rodzaju cery, szczególnie cery dojrzałej i tłustej, reguluje wydzielanie sebum, działa antyoksydacyjne, antybakteryjne, łagodzi stany zapalne</text:p>
            </text:list-item>
            <text:list-item>
              <text:p text:style-name="P22">hydrolat z dziurawca – dla cery naczynkowej i wrażliwej, pomaga uszczelnić naczynia krwionośne, działa antyoksydacyjnie, rozjaśniająco, regenerująco</text:p>
            </text:list-item>
          </text:list>
        </text:list-item>
        <text:list-item>
          <text:p text:style-name="P2">Co to destylacja</text:p>
          <text:list text:style-name="L22">
            <text:list-item>
              <text:p text:style-name="P23">rozdzielanie ciekłej mieszaniny wieloskładnikowej poprzez odparowanie, a następnie skroplenie jej składników.</text:p>
            </text:list-item>
          </text:list>
        </text:list-item>
        <text:list-item>
          <text:p text:style-name="P2">Opisz kompozycję zapachową na bazie surowców kosmetycznych/garbnikowych</text:p>
        </text:list-item>
        <text:list-item>
          <text:p text:style-name="P2">Mazidła - w jaki sposób przygotować, do czego służą, jakie mają główne zadanie</text:p>
          <text:list text:style-name="L23">
            <text:list-item>
              <text:p text:style-name="P24">galenowa półstała postać leku, o konsystencji rzadszej od maści. Jako podłoża do sporządzania mazideł stosuje się:</text:p>
              <text:list text:style-name="L24">
                <text:list-item>
                  <text:p text:style-name="P25">olej tłusty (roślinny), np. <text:span text:style-name="T2">o</text:span>liwa — <text:span text:style-name="T1">mazidło olejowe</text:span></text:p>
                </text:list-item>
                <text:list-item>
                  <text:p text:style-name="P25">lanolina — <text:span text:style-name="T1">mazidło lanolinowe</text:span></text:p>
                </text:list-item>
                <text:list-item>
                  <text:p text:style-name="P25">mydł<text:span text:style-name="T2">o </text:span>— <text:span text:style-name="T1">mazidło mydlane</text:span></text:p>
                </text:list-item>
              </text:list>
            </text:list-item>
            <text:list-item>
              <text:p text:style-name="P24">w podłożu tym są rozpuszczone lub zawieszone (zawiesina, emulsja) substancje lecznicze (jedna lub więcej)</text:p>
            </text:list-item>
            <text:list-item>
              <text:p text:style-name="P24">mazidła podaje się zewnętrznie, naskórnie. Są stosowane w dermatologii]. Istotą stosowania mazideł jest wykorzystanie rozpuszczalności hydrofobowej substancji leczniczej w podłożu tłustym oraz/albo zapewnienie przylegania tej postaci leku do skóry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title>niekonwencjonalne</dc:title>
    <dc:description/>
    <dc:subject/>
    <meta:keyword/>
    <meta:initial-creator/>
    <meta:creation-date>2023-06-05T20:16:34Z</meta:creation-date>
    <dc:date>2023-06-05T22:26:06.260884911</dc:date>
    <meta:editing-duration>PT9M4S</meta:editing-duration>
    <meta:editing-cycles>1</meta:editing-cycles>
    <meta:document-statistic meta:table-count="0" meta:image-count="0" meta:object-count="0" meta:page-count="2" meta:paragraph-count="76" meta:word-count="656" meta:character-count="4571" meta:non-whitespace-character-count="4056"/>
  </office:meta>
</office:document-meta>
</file>